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f5b6e" officeooo:paragraph-rsid="000f5b6e" style:font-weight-asian="bold" style:font-weight-complex="bold"/>
    </style:style>
    <style:style style:name="P2" style:family="paragraph" style:parent-style-name="Standard">
      <style:text-properties fo:color="#b71c1c" loext:opacity="100%" style:text-underline-style="solid" style:text-underline-width="auto" style:text-underline-color="font-color" fo:font-weight="bold" officeooo:rsid="000f5b6e" officeooo:paragraph-rsid="000f5b6e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f5b6e" officeooo:paragraph-rsid="000f5b6e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25956" officeooo:paragraph-rsid="000f5b6e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25956" officeooo:paragraph-rsid="00125956" style:font-weight-asian="normal" style:font-weight-complex="normal"/>
    </style:style>
    <style:style style:name="P6" style:family="paragraph" style:parent-style-name="Standard">
      <style:text-properties fo:color="#c9211e" loext:opacity="100%" style:text-underline-style="solid" style:text-underline-width="auto" style:text-underline-color="font-color" fo:font-weight="normal" officeooo:rsid="00125956" officeooo:paragraph-rsid="00125956" style:font-weight-asian="normal" style:font-weight-complex="normal"/>
    </style:style>
    <style:style style:name="P7" style:family="paragraph" style:parent-style-name="Standard">
      <style:text-properties fo:color="#c9211e" loext:opacity="100%" style:text-underline-style="solid" style:text-underline-width="auto" style:text-underline-color="font-color" fo:font-weight="normal" officeooo:rsid="00125956" officeooo:paragraph-rsid="0016df83" style:font-weight-asian="normal" style:font-weight-complex="normal"/>
    </style:style>
    <style:style style:name="P8" style:family="paragraph" style:parent-style-name="Standard">
      <style:text-properties fo:color="#c9211e" loext:opacity="100%" style:text-underline-style="solid" style:text-underline-width="auto" style:text-underline-color="font-color" fo:font-weight="normal" officeooo:rsid="00125956" officeooo:paragraph-rsid="00171212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25956" officeooo:paragraph-rsid="00125956" style:font-weight-asian="bold" style:font-weight-complex="bold"/>
    </style:style>
    <style:style style:name="P10" style:family="paragraph" style:parent-style-name="Standard">
      <style:text-properties fo:color="#000000" loext:opacity="100%" style:text-underline-style="none" fo:font-weight="normal" officeooo:rsid="00125956" officeooo:paragraph-rsid="0016df83" style:font-weight-asian="normal" style:font-weight-complex="normal"/>
    </style:style>
    <style:style style:name="P11" style:family="paragraph" style:parent-style-name="Standard">
      <style:text-properties fo:color="#000000" loext:opacity="100%" style:text-underline-style="none" fo:font-weight="normal" officeooo:rsid="00125956" officeooo:paragraph-rsid="00171212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074d1" style:font-weight-asian="normal" style:font-weight-complex="normal"/>
    </style:style>
    <style:style style:name="T3" style:family="text">
      <style:text-properties style:text-underline-style="none" fo:font-weight="normal" officeooo:rsid="00125956" style:font-weight-asian="normal" style:font-weight-complex="normal"/>
    </style:style>
    <style:style style:name="T4" style:family="text">
      <style:text-properties style:text-underline-style="none" fo:font-weight="normal" officeooo:rsid="0013c9e4" style:font-weight-asian="normal" style:font-weight-complex="normal"/>
    </style:style>
    <style:style style:name="T5" style:family="text">
      <style:text-properties style:text-underline-style="none" fo:font-weight="normal" officeooo:rsid="00153081" style:font-weight-asian="normal" style:font-weight-complex="normal"/>
    </style:style>
    <style:style style:name="T6" style:family="text">
      <style:text-properties fo:font-weight="normal" officeooo:rsid="00153081" style:font-weight-asian="normal" style:font-weight-complex="normal"/>
    </style:style>
    <style:style style:name="T7" style:family="text">
      <style:text-properties fo:color="#c9211e" loext:opacity="100%" fo:font-weight="normal" style:font-weight-asian="normal" style:font-weight-complex="normal"/>
    </style:style>
    <style:style style:name="T8" style:family="text">
      <style:text-properties officeooo:rsid="0016df83"/>
    </style:style>
    <style:style style:name="T9" style:family="text">
      <style:text-properties officeooo:rsid="00153081"/>
    </style:style>
    <style:style style:name="T10" style:family="text">
      <style:text-properties officeooo:rsid="001712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haracter – Concept</text:p>
      <text:p text:style-name="P3"/>
      <text:p text:style-name="P1"><text:span text:style-name="T7">Stats:</text:span><text:span text:style-name="T1"> </text:span></text:p>
      <text:p text:style-name="P3"/>
      <text:p text:style-name="P1"><text:span text:style-name="T1">- Strength → </text:span><text:span text:style-name="T2">physical </text:span><text:span text:style-name="T1">damage, inventory size (chopping wood, fighting, </text:span><text:span text:style-name="T3">training with dummy</text:span><text:span text:style-name="T1">)</text:span></text:p>
      <text:p text:style-name="P1"><text:span text:style-name="T1">- Endurance → HP amount, Stamina amount (farming, </text:span><text:span text:style-name="T2">chopping wood</text:span><text:span text:style-name="T1">)</text:span></text:p>
      <text:p text:style-name="P1"><text:span text:style-name="T1">- </text:span><text:span text:style-name="T2">Knowledge/Intelligence → Potion effeciency, being able to decrypting different levels of scrolls, MP amount, Magic damage (brewing potions, decrypting scrolls, Meditation)</text:span></text:p>
      <text:p text:style-name="P1"><text:span text:style-name="T2">- Precision → Crit chance, </text:span><text:span text:style-name="T3">success rate brewing, (herb gathering, training with dummy)</text:span></text:p>
      <text:p text:style-name="P1"><text:span text:style-name="T3">- Charisma → lower prices, </text:span><text:span text:style-name="T4">more stuff from NPCs, easier to convince NPCs, special events? (help townspeople)</text:span></text:p>
      <text:p text:style-name="P4"/>
      <text:p text:style-name="P6">Skills:</text:p>
      <text:p text:style-name="P5"/>
      <text:p text:style-name="P5">- gain Exp by defeating monsters</text:p>
      <text:p text:style-name="P5">- gain level with enough exp → skill point</text:p>
      <text:p text:style-name="P5">- invest skills points when meditating in skill tree</text:p>
      <text:p text:style-name="P9"><text:span text:style-name="T1">- different skill branches → </text:span><text:span text:style-name="T5">combat-focused, magic-focused, town-focused, maybe miscellaneous</text:span></text:p>
      <text:p text:style-name="P9"><text:span text:style-name="T5"/></text:p>
      <text:p text:style-name="P7"><text:span text:style-name="T8">Equipment</text:span><text:span text:style-name="T9">:</text:span></text:p>
      <text:p text:style-name="P7"><text:span text:style-name="T6"/></text:p>
      <text:p text:style-name="P10">- <text:span text:style-name="T8">three parts: head, upper body, lower body</text:span></text:p>
      <text:p text:style-name="P10">- <text:span text:style-name="T8">set amount of armor that needs to be upgraded (→ higher levels require for Example a smith)</text:span></text:p>
      <text:p text:style-name="P10">- <text:span text:style-name="T8">armor can only be crafted</text:span></text:p>
      <text:p text:style-name="P10">- <text:span text:style-name="T8">armor gives defense + possible bonuses to strength, precision, etc.</text:span></text:p>
      <text:p text:style-name="P10"/>
      <text:p text:style-name="P8"><text:span text:style-name="T10">Weapons</text:span>:</text:p>
      <text:p text:style-name="P8"/>
      <text:p text:style-name="P11">- <text:span text:style-name="T10">sword</text:span></text:p>
      <text:p text:style-name="P11">- <text:span text:style-name="T10">can only be crafted and upgrade like armor</text:span></text:p>
      <text:p text:style-name="P11">- <text:span text:style-name="T10">different types of swords (→ for magic, for big strength, for tanks like life steal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7T16:43:10.864000000</meta:creation-date>
    <dc:date>2021-08-27T17:30:04.442000000</dc:date>
    <meta:editing-duration>PT25M15S</meta:editing-duration>
    <meta:editing-cycles>8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21" meta:word-count="185" meta:character-count="1161" meta:non-whitespace-character-count="995"/>
  </office:meta>
</office:document-meta>
</file>